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665755DD5004825.png" manifest:media-type="image/png"/>
  <manifest:file-entry manifest:full-path="Pictures/10000000000003E80000023200248E5F3D613C91.png" manifest:media-type="image/png"/>
  <manifest:file-entry manifest:full-path="Pictures/10000000000001C0000000FCA75500645C1F85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1cm, 3.218cm, 1.535cm, 2.1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04cm, 7.159cm, 3.431cm, 4.71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71cm, 13.748cm, 6.588cm, 9.057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1.97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22cm"/>
      <style:paragraph-properties style:writing-mode="lr-tb"/>
    </style:style>
    <style:style style:name="gr10" style:family="graphic" style:parent-style-name="objectwithoutfill">
      <style:graphic-properties svg:stroke-width="0.051cm" draw:marker-start-width="0.279cm" draw:marker-end="Arrowheads_20_6" draw:marker-end-width="0.381cm" draw:fill="none" draw:fill-color="#00a933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-width="0.279cm" draw:marker-end="Arrowheads_20_8" draw:marker-end-width="0.381cm" draw:fill="none" draw:fill-color="#00a933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279cm" draw:marker-end="Arrowheads_20_9" draw:marker-end-width="0.381cm" draw:fill="none" draw:fill-color="#00a933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279cm" draw:marker-end="Arrowheads_20_10" draw:marker-end-width="0.381cm" draw:fill="none" draw:fill-color="#00a933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279cm" draw:marker-end="Arrowheads_20_13" draw:marker-end-width="0.381cm" draw:fill="none" draw:fill-color="#00a933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279cm" draw:marker-end="Arrowheads_20_14" draw:marker-end-width="0.381cm" draw:fill="none" draw:fill-color="#00a933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-width="0.279cm" draw:marker-end="Arrowheads_20_19" draw:marker-end-width="0.381cm" draw:fill="none" draw:fill-color="#00a933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4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8pt" style:font-size-complex="18pt"/>
    </style:style>
    <style:style style:name="P6" style:family="paragraph">
      <loext:graphic-properties draw:fill="none" draw:fill-color="#00a933"/>
      <style:paragraph-properties fo:text-align="center"/>
    </style:style>
    <style:style style:name="P7" style:family="paragraph">
      <style:paragraph-properties fo:text-align="center" style:writing-mode="lr-tb"/>
      <style:text-properties fo:font-size="13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5.08cm" svg:height="3.287cm" svg:x="11.481cm" svg:y="7.715cm">
          <draw:image xlink:href="Pictures/10000000000001C0000000FCA75500645C1F85A5.png" xlink:type="simple" xlink:show="embed" xlink:actuate="onLoad" draw:mime-type="image/png">
            <text:p/>
          </draw:image>
        </draw:frame>
        <draw:frame draw:style-name="gr2" draw:text-style-name="P1" xml:id="id4" draw:id="id4" draw:layer="layout" svg:width="5.079cm" svg:height="3.286cm" svg:x="5.811cm" svg:y="7.709cm">
          <draw:image xlink:href="Pictures/10000000000003E80000023200248E5F3D613C91.png" xlink:type="simple" xlink:show="embed" xlink:actuate="onLoad" draw:mime-type="image/png">
            <text:p/>
          </draw:image>
        </draw:frame>
        <draw:frame draw:style-name="gr3" draw:text-style-name="P1" xml:id="id1" draw:id="id1" draw:layer="layout" svg:width="5.108cm" svg:height="3.305cm" svg:x="8.602cm" svg:y="1.022cm">
          <draw:image xlink:href="Pictures/100000000000078000000438E665755DD5004825.png" xlink:type="simple" xlink:show="embed" xlink:actuate="onLoad" draw:mime-type="image/png">
            <text:p/>
          </draw:image>
        </draw:frame>
        <draw:custom-shape draw:style-name="gr4" draw:text-style-name="P2" xml:id="id2" draw:id="id2" draw:layer="layout" svg:width="3.492cm" svg:height="1.27cm" svg:x="6.604cm" svg:y="5.529cm">
          <text:p text:style-name="P2"><text:span text:style-name="T1">YO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3.492cm" svg:height="1.27cm" svg:x="12.268cm" svg:y="5.529cm">
          <text:p text:style-name="P2"><text:span text:style-name="T1">MUn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draw:line-skew="-0.082cm -0.283cm" svg:x1="11.156cm" svg:y1="4.327cm" svg:x2="8.35cm" svg:y2="5.529cm" draw:start-shape="id1" draw:start-glue-point="2" draw:end-shape="id2" draw:end-glue-point="4" svg:d="M11156 4327v418h-2806v784" svg:viewBox="0 0 2807 1203">
          <text:p/>
        </draw:connector>
        <draw:connector draw:style-name="gr6" draw:text-style-name="P3" draw:layer="layout" draw:type="lines" draw:line-skew="-0.082cm -0.283cm" svg:x1="11.156cm" svg:y1="4.327cm" svg:x2="14.014cm" svg:y2="5.529cm" draw:start-shape="id1" draw:start-glue-point="2" draw:end-shape="id3" draw:end-glue-point="4" svg:d="M11156 4327v418h2858v784" svg:viewBox="0 0 2859 1203">
          <text:p/>
        </draw:connector>
        <draw:connector draw:style-name="gr7" draw:text-style-name="P3" draw:layer="layout" draw:type="line" svg:x1="8.35cm" svg:y1="6.799cm" svg:x2="8.35cm" svg:y2="7.709cm" draw:start-shape="id2" draw:start-glue-point="8" draw:end-shape="id4" draw:end-glue-point="0" svg:d="M8350 6799v910" svg:viewBox="0 0 1 911">
          <text:p/>
        </draw:connector>
        <draw:connector draw:style-name="gr8" draw:text-style-name="P3" draw:layer="layout" draw:type="line" svg:x1="14.014cm" svg:y1="6.799cm" svg:x2="14.021cm" svg:y2="7.715cm" draw:start-shape="id3" draw:start-glue-point="8" draw:end-shape="id5" draw:end-glue-point="0" svg:d="M14014 6799l7 916" svg:viewBox="0 0 8 917">
          <text:p/>
        </draw:connector>
        <draw:frame draw:style-name="gr9" draw:text-style-name="P5" draw:layer="layout" svg:width="3.122cm" svg:height="0.806cm" svg:x="9.585cm" svg:y="0.2cm">
          <draw:text-box>
            <text:p text:style-name="P4"><text:span text:style-name="T1">Input Image</text:span></text:p>
          </draw:text-box>
        </draw:frame>
        <draw:custom-shape draw:style-name="gr4" draw:text-style-name="P2" xml:id="id6" draw:id="id6" draw:layer="layout" svg:width="3.492cm" svg:height="1.27cm" svg:x="9.005cm" svg:y="12.03cm">
          <text:p text:style-name="P2"><text:span text:style-name="T1">Topolog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3.492cm" svg:height="1.27cm" svg:x="14.32cm" svg:y="12.03cm">
          <text:p text:style-name="P2"><text:span text:style-name="T1">Matched</text:span></text:p>
          <text:p text:style-name="P2"><text:span text:style-name="T1">Annotatio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3.492cm" svg:height="1.27cm" svg:x="3.318cm" svg:y="12.03cm">
          <text:p text:style-name="P2"><text:span text:style-name="T1">Bounding</text:span></text:p>
          <text:p text:style-name="P2"><text:span text:style-name="T1">Box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lines" svg:x1="8.35cm" svg:y1="10.995cm" svg:x2="10.751cm" svg:y2="12.03cm" draw:start-shape="id4" draw:start-glue-point="2" draw:end-shape="id6" draw:end-glue-point="4" svg:d="M8350 10995v500l2401 34v501" svg:viewBox="0 0 2402 1036">
          <text:p/>
        </draw:connector>
        <draw:connector draw:style-name="gr11" draw:text-style-name="P6" draw:layer="layout" draw:type="lines" draw:line-skew="0cm -0.015cm" svg:x1="8.35cm" svg:y1="10.995cm" svg:x2="16.066cm" svg:y2="12.03cm" draw:start-shape="id4" draw:start-glue-point="2" draw:end-shape="id7" draw:end-glue-point="4" svg:d="M8350 10995v500l7716 19v516" svg:viewBox="0 0 7717 1036">
          <text:p/>
        </draw:connector>
        <draw:connector draw:style-name="gr12" draw:text-style-name="P6" draw:layer="layout" draw:type="lines" svg:x1="8.35cm" svg:y1="10.995cm" svg:x2="5.064cm" svg:y2="12.03cm" draw:start-shape="id4" draw:start-glue-point="2" draw:end-shape="id8" draw:end-glue-point="4" svg:d="M8350 10995v500l-3286 34v501" svg:viewBox="0 0 3287 1036">
          <text:p/>
        </draw:connector>
        <draw:connector draw:style-name="gr13" draw:text-style-name="P6" draw:layer="layout" draw:type="lines" svg:x1="14.021cm" svg:y1="11.002cm" svg:x2="5.064cm" svg:y2="12.03cm" draw:start-shape="id5" draw:start-glue-point="2" draw:end-shape="id8" draw:end-glue-point="4" svg:d="M14021 11002v500l-8957 27v501" svg:viewBox="0 0 8958 1029">
          <text:p/>
        </draw:connector>
        <draw:connector draw:style-name="gr14" draw:text-style-name="P6" draw:layer="layout" draw:type="line" svg:x1="10.751cm" svg:y1="13.3cm" svg:x2="10.766cm" svg:y2="14.932cm" draw:start-shape="id6" draw:start-glue-point="8" draw:end-shape="id9" draw:end-glue-point="4" svg:d="M10751 13300l15 1632" svg:viewBox="0 0 16 1633">
          <text:p/>
        </draw:connector>
        <draw:connector draw:style-name="gr15" draw:text-style-name="P6" draw:layer="layout" draw:type="line" svg:x1="16.066cm" svg:y1="13.3cm" svg:x2="16.067cm" svg:y2="14.933cm" draw:start-shape="id7" draw:start-glue-point="8" draw:end-shape="id10" draw:end-glue-point="4" svg:d="M16066 13300l1 1633" svg:viewBox="0 0 2 1634">
          <text:p/>
        </draw:connector>
        <draw:connector draw:style-name="gr16" draw:text-style-name="P6" draw:layer="layout" draw:type="line" svg:x1="5.064cm" svg:y1="13.3cm" svg:x2="5.065cm" svg:y2="14.931cm" draw:start-shape="id8" draw:start-glue-point="8" draw:end-shape="id11" draw:end-glue-point="4" svg:d="M5064 13300l1 1631" svg:viewBox="0 0 2 1632">
          <text:p/>
        </draw:connector>
        <draw:custom-shape draw:style-name="gr4" draw:text-style-name="P7" xml:id="id11" draw:id="id11" draw:layer="layout" svg:width="3.492cm" svg:height="1.27cm" svg:x="3.319cm" svg:y="14.931cm">
          <text:p text:style-name="P7"><text:span text:style-name="T2">Classification</text:span></text:p>
          <text:p text:style-name="P7"><text:span text:style-name="T2">Eval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9" draw:id="id9" draw:layer="layout" svg:width="3.492cm" svg:height="1.27cm" svg:x="9.02cm" svg:y="14.932cm">
          <text:p text:style-name="P7"><text:span text:style-name="T2">Topology</text:span></text:p>
          <text:p text:style-name="P7"><text:span text:style-name="T2">Eval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0" draw:id="id10" draw:layer="layout" svg:width="3.492cm" svg:height="1.27cm" svg:x="14.321cm" svg:y="14.933cm">
          <text:p text:style-name="P7"><text:span text:style-name="T2">Matching</text:span></text:p>
          <text:p text:style-name="P7"><text:span text:style-name="T2">Eval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2.987cm" svg:height="0.725cm" svg:x="1.925cm" svg:y="14.325cm">
          <draw:text-box>
            <text:p><text:span text:style-name="T3">Section 5.1.1</text:span></text:p>
          </draw:text-box>
        </draw:frame>
        <draw:frame draw:style-name="gr17" draw:text-style-name="P8" draw:layer="layout" svg:width="2.987cm" svg:height="0.725cm" svg:x="7.426cm" svg:y="14.326cm">
          <draw:text-box>
            <text:p><text:span text:style-name="T3">Section 5.1.2</text:span></text:p>
          </draw:text-box>
        </draw:frame>
        <draw:frame draw:style-name="gr17" draw:text-style-name="P8" draw:layer="layout" svg:width="2.987cm" svg:height="0.725cm" svg:x="12.727cm" svg:y="14.327cm">
          <draw:text-box>
            <text:p><text:span text:style-name="T3">Section 5.1.3</text:span></text:p>
          </draw:text-box>
        </draw:frame>
        <draw:custom-shape draw:style-name="gr4" draw:text-style-name="P7" xml:id="id12" draw:id="id12" draw:layer="layout" svg:width="3.492cm" svg:height="1.27cm" svg:x="3.32cm" svg:y="17.832cm">
          <text:p text:style-name="P7"><text:span text:style-name="T2">Classification</text:span></text:p>
          <text:p text:style-name="P7"><text:span text:style-name="T2">Resul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3" draw:id="id13" draw:layer="layout" svg:width="3.492cm" svg:height="1.27cm" svg:x="9.021cm" svg:y="17.833cm">
          <text:p text:style-name="P7"><text:span text:style-name="T2">Topology</text:span></text:p>
          <text:p text:style-name="P7"><text:span text:style-name="T2">Resul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4" draw:id="id14" draw:layer="layout" svg:width="3.492cm" svg:height="1.27cm" svg:x="14.322cm" svg:y="17.834cm">
          <text:p text:style-name="P7"><text:span text:style-name="T2">Matching</text:span></text:p>
          <text:p text:style-name="P7"><text:span text:style-name="T2">Resul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2.987cm" svg:height="0.725cm" svg:x="1.926cm" svg:y="17.226cm">
          <draw:text-box>
            <text:p><text:span text:style-name="T3">Section 5.2.1</text:span></text:p>
          </draw:text-box>
        </draw:frame>
        <draw:frame draw:style-name="gr17" draw:text-style-name="P8" draw:layer="layout" svg:width="2.987cm" svg:height="0.725cm" svg:x="7.417cm" svg:y="17.229cm">
          <draw:text-box>
            <text:p><text:span text:style-name="T3">Section 5.2.2</text:span></text:p>
          </draw:text-box>
        </draw:frame>
        <draw:frame draw:style-name="gr17" draw:text-style-name="P8" draw:layer="layout" svg:width="2.987cm" svg:height="0.725cm" svg:x="12.725cm" svg:y="17.229cm">
          <draw:text-box>
            <text:p><text:span text:style-name="T3">Section 5.2.3</text:span></text:p>
          </draw:text-box>
        </draw:frame>
        <draw:connector draw:style-name="gr16" draw:text-style-name="P6" draw:layer="layout" draw:type="line" svg:x1="5.065cm" svg:y1="16.201cm" svg:x2="5.066cm" svg:y2="17.832cm" draw:start-shape="id11" draw:start-glue-point="8" draw:end-shape="id12" draw:end-glue-point="4" svg:d="M5065 16201l1 1631" svg:viewBox="0 0 2 1632">
          <text:p/>
        </draw:connector>
        <draw:connector draw:style-name="gr16" draw:text-style-name="P6" draw:layer="layout" draw:type="line" svg:x1="10.766cm" svg:y1="16.202cm" svg:x2="10.767cm" svg:y2="17.833cm" draw:start-shape="id9" draw:start-glue-point="8" draw:end-shape="id13" draw:end-glue-point="4" svg:d="M10766 16202l1 1631" svg:viewBox="0 0 2 1632">
          <text:p/>
        </draw:connector>
        <draw:connector draw:style-name="gr16" draw:text-style-name="P6" draw:layer="layout" draw:type="line" svg:x1="16.067cm" svg:y1="16.203cm" svg:x2="16.068cm" svg:y2="17.834cm" draw:start-shape="id10" draw:start-glue-point="8" draw:end-shape="id14" draw:end-glue-point="4" svg:d="M16067 16203l1 1631" svg:viewBox="0 0 2 163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15:21:59.122481192</meta:creation-date>
    <dc:date>2021-07-24T13:47:26.614365988</dc:date>
    <meta:editing-duration>PT2H38M48S</meta:editing-duration>
    <meta:editing-cycles>5</meta:editing-cycles>
    <meta:generator>LibreOffice/7.1.4.2$Linux_X86_64 LibreOffice_project/10$Build-2</meta:generator>
    <meta:document-statistic meta:object-count="35"/>
  </office:meta>
</office:document-meta>
</file>